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ambria" svg:font-family="Cambria"/>
    <style:font-face style:name="Lohit Devanagari1" svg:font-family="'Lohit Devanagari'"/>
    <style:font-face style:name="arial" svg:font-family="arial, sans-serif"/>
    <style:font-face style:name="sans-serif" svg:font-family="sans-serif"/>
    <style:font-face style:name="Cambria1" svg:font-family="Cambria" style:font-family-generic="roman"/>
    <style:font-face style:name="Calibri1" svg:font-family="Calibri" style:font-family-generic="swiss"/>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Calibri" fo:font-size="18pt" fo:font-style="normal" style:text-underline-style="none" fo:font-weight="normal" officeooo:rsid="001d9a19" officeooo:paragraph-rsid="001d9a19" style:text-blinking="false" fo:background-color="transparent"/>
    </style:style>
    <style:style style:name="P2" style:family="paragraph" style:parent-style-name="Text_20_body">
      <style:text-properties fo:font-variant="normal" fo:text-transform="none" fo:color="#000000" style:font-name="Calibri" fo:font-size="18pt" fo:font-style="normal" fo:font-weight="normal" officeooo:paragraph-rsid="001d9a19"/>
    </style:style>
    <style:style style:name="P3" style:family="paragraph" style:parent-style-name="Text_20_body">
      <style:text-properties fo:font-variant="normal" fo:text-transform="none" fo:color="#252525" style:font-name="sans-serif" fo:font-size="10.5pt" fo:letter-spacing="normal" fo:font-style="normal" fo:font-weight="normal" officeooo:rsid="0020882f" officeooo:paragraph-rsid="001ef711"/>
    </style:style>
    <style:style style:name="P4" style:family="paragraph" style:parent-style-name="Text_20_body">
      <style:text-properties officeooo:paragraph-rsid="001ef711"/>
    </style:style>
    <style:style style:name="P5" style:family="paragraph" style:parent-style-name="Text_20_body">
      <style:text-properties officeooo:paragraph-rsid="00332721"/>
    </style:style>
    <style:style style:name="P6" style:family="paragraph" style:parent-style-name="Text_20_body">
      <style:text-properties officeooo:paragraph-rsid="003eaf05"/>
    </style:style>
    <style:style style:name="P7" style:family="paragraph" style:parent-style-name="Text_20_body">
      <style:text-properties style:font-name="Calibri1" fo:font-size="15pt" fo:font-weight="normal" style:font-size-asian="15pt" style:font-weight-asian="normal" style:font-size-complex="15pt" style:font-weight-complex="normal"/>
    </style:style>
    <style:style style:name="P8" style:family="paragraph" style:parent-style-name="Text_20_body">
      <style:text-properties style:font-name="Calibri1" fo:font-size="15pt" fo:font-weight="normal" officeooo:rsid="0047a8d5" officeooo:paragraph-rsid="0047a8d5" style:font-size-asian="15pt" style:font-weight-asian="normal" style:font-size-complex="15pt" style:font-weight-complex="normal"/>
    </style:style>
    <style:style style:name="P9" style:family="paragraph" style:parent-style-name="Text_20_body">
      <style:text-properties style:font-name="Calibri1" fo:font-size="15pt" fo:font-weight="normal" officeooo:rsid="00485483" officeooo:paragraph-rsid="00485483" style:font-size-asian="15pt" style:font-weight-asian="normal" style:font-size-complex="15pt" style:font-weight-complex="normal"/>
    </style:style>
    <style:style style:name="P10" style:family="paragraph" style:parent-style-name="Text_20_body">
      <style:text-properties officeooo:rsid="004f54e2" officeooo:paragraph-rsid="004f54e2"/>
    </style:style>
    <style:style style:name="P11"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font-name="Cambria" fo:font-size="10.5pt" fo:font-style="normal" fo:font-weight="normal" officeooo:paragraph-rsid="0026bd37"/>
    </style:style>
    <style:style style:name="P12"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 fo:font-size="10.5pt" fo:font-style="normal" style:text-underline-style="none" fo:font-weight="normal" officeooo:paragraph-rsid="002852a0" style:text-blinking="false" fo:background-color="transparent"/>
    </style:style>
    <style:style style:name="P13"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 fo:font-size="10.5pt" fo:font-style="normal" style:text-underline-style="none" fo:font-weight="normal" officeooo:rsid="002852a0" officeooo:paragraph-rsid="002852a0" style:text-blinking="false" fo:background-color="transparent"/>
    </style:style>
    <style:style style:name="P14"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 fo:font-size="10.5pt" fo:font-style="normal" style:text-underline-style="none" fo:font-weight="normal" officeooo:rsid="002890ad" officeooo:paragraph-rsid="002890ad" style:text-blinking="false" fo:background-color="transparent"/>
    </style:style>
    <style:style style:name="P15"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 fo:font-size="10.5pt" fo:font-style="normal" style:text-underline-style="none" fo:font-weight="normal" officeooo:rsid="00298885" officeooo:paragraph-rsid="00298885" style:text-blinking="false" fo:background-color="transparent"/>
    </style:style>
    <style:style style:name="P16"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332721" officeooo:paragraph-rsid="00332721" style:text-blinking="false" fo:background-color="transparent"/>
    </style:style>
    <style:style style:name="P17"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26bd37" officeooo:paragraph-rsid="003eaf05" style:text-blinking="false" fo:background-color="transparent"/>
    </style:style>
    <style:style style:name="P18"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45a84f" officeooo:paragraph-rsid="004400f5" style:text-blinking="false" fo:background-color="transparent" style:font-size-asian="15pt" style:font-weight-asian="normal" style:font-size-complex="15pt" style:font-weight-complex="normal"/>
    </style:style>
    <style:style style:name="P19" style:family="paragraph" style:parent-style-name="Text_20_body" style:list-style-name="L4">
      <style:text-properties fo:font-variant="normal" fo:text-transform="none" fo:color="#000000" style:text-line-through-style="none" style:text-line-through-type="none" style:font-name="Cambria" fo:font-size="10.5pt" fo:font-style="normal" style:text-underline-style="none" fo:font-weight="normal" officeooo:rsid="004cf8b6" officeooo:paragraph-rsid="004cf8b6" style:text-blinking="false" fo:background-color="transparent" style:font-size-asian="15pt" style:font-weight-asian="normal" style:font-size-complex="15pt" style:font-weight-complex="normal"/>
    </style:style>
    <style:style style:name="P20"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21" style:family="paragraph" style:parent-style-name="Text_20_body" style:list-style-name="L4">
      <style:text-properties fo:font-variant="normal" fo:text-transform="none" fo:color="#000000" style:text-line-through-style="none" style:text-line-through-type="none" style:font-name="Cambria"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22"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45bd3b" officeooo:paragraph-rsid="0045bd3b" style:text-blinking="false" fo:background-color="transparent" style:font-size-asian="15pt" style:font-weight-asian="normal" style:font-size-complex="15pt" style:font-weight-complex="normal"/>
    </style:style>
    <style:style style:name="P23"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4b887f" officeooo:paragraph-rsid="004b887f" style:text-blinking="false" fo:background-color="transparent" style:font-size-asian="15pt" style:font-weight-asian="normal" style:font-size-complex="15pt" style:font-weight-complex="normal"/>
    </style:style>
    <style:style style:name="P24"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593d6d" officeooo:paragraph-rsid="005963fb" style:text-blinking="false" fo:background-color="transparent" style:font-size-asian="15pt" style:font-weight-asian="normal" style:font-size-complex="15pt" style:font-weight-complex="normal"/>
    </style:style>
    <style:style style:name="P25"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5963fb" officeooo:paragraph-rsid="00593d6d" style:text-blinking="false" fo:background-color="transparent" style:font-size-asian="15pt" style:font-weight-asian="normal" style:font-size-complex="15pt" style:font-weight-complex="normal"/>
    </style:style>
    <style:style style:name="P26"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5963fb" officeooo:paragraph-rsid="005963fb" style:text-blinking="false" fo:background-color="transparent" style:font-size-asian="15pt" style:font-weight-asian="normal" style:font-size-complex="15pt" style:font-weight-complex="normal"/>
    </style:style>
    <style:style style:name="P27" style:family="paragraph" style:parent-style-name="Text_20_body" style:list-style-name="L4">
      <style:text-properties fo:font-variant="normal" fo:text-transform="none" fo:color="#000000" style:text-line-through-style="none" style:text-line-through-type="none" style:font-name="Cambria" fo:font-size="10.5pt" fo:font-style="normal" style:text-underline-style="none" fo:font-weight="normal" officeooo:rsid="0064f370" officeooo:paragraph-rsid="0064f370" style:text-blinking="false" fo:background-color="transparent" style:font-size-asian="15pt" style:font-weight-asian="normal" style:font-size-complex="15pt" style:font-weight-complex="normal"/>
    </style:style>
    <style:style style:name="P28"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29" style:family="paragraph" style:parent-style-name="Text_20_body" style:list-style-name="L28">
      <style:text-properties fo:font-variant="normal" fo:text-transform="none" fo:color="#000000" style:text-line-through-style="none" style:text-line-through-type="none" style:font-name="Cambria"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30"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b5541" officeooo:paragraph-rsid="006c309a" style:text-blinking="false" fo:background-color="transparent" style:font-size-asian="15pt" style:font-weight-asian="normal" style:font-size-complex="15pt" style:font-weight-complex="normal"/>
    </style:style>
    <style:style style:name="P31"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32" style:family="paragraph" style:parent-style-name="Text_20_body" style:list-style-name="L29">
      <style:text-properties fo:font-variant="normal" fo:text-transform="none" fo:color="#000000" style:text-line-through-style="none" style:text-line-through-type="none" style:font-name="Cambria"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33" style:family="paragraph" style:parent-style-name="Text_20_body" style:list-style-name="L30">
      <style:text-properties fo:font-variant="normal" fo:text-transform="none" fo:color="#000000" style:text-line-through-style="none" style:text-line-through-type="none" style:font-name="Cambria"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34" style:family="paragraph" style:parent-style-name="Text_20_body" style:list-style-name="L31">
      <style:text-properties fo:font-variant="normal" fo:text-transform="none" fo:color="#000000" style:text-line-through-style="none" style:text-line-through-type="none" style:font-name="Cambria"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35"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36" style:family="paragraph" style:parent-style-name="Text_20_body" style:list-style-name="L32">
      <style:text-properties fo:font-variant="normal" fo:text-transform="none" fo:color="#000000" style:text-line-through-style="none" style:text-line-through-type="none" style:font-name="Cambria"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37"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38" style:family="paragraph" style:parent-style-name="Text_20_body" style:list-style-name="L33">
      <style:text-properties fo:font-variant="normal" fo:text-transform="none" fo:color="#000000" style:text-line-through-style="none" style:text-line-through-type="none" style:font-name="Cambria"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39" style:family="paragraph" style:parent-style-name="Text_20_body" style:list-style-name="L34">
      <style:text-properties fo:font-variant="normal" fo:text-transform="none" fo:color="#000000" style:text-line-through-style="none" style:text-line-through-type="none" style:font-name="Cambria"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40" style:family="paragraph" style:parent-style-name="Text_20_body" style:list-style-name="L35">
      <style:text-properties fo:font-variant="normal" fo:text-transform="none" fo:color="#000000" style:text-line-through-style="none" style:text-line-through-type="none" style:font-name="Cambria"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41" style:family="paragraph" style:parent-style-name="Text_20_body" style:list-style-name="L36">
      <style:text-properties fo:font-variant="normal" fo:text-transform="none" fo:color="#000000" style:text-line-through-style="none" style:text-line-through-type="none" style:font-name="Cambria"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42" style:family="paragraph" style:parent-style-name="Text_20_body" style:list-style-name="L37">
      <style:text-properties fo:font-variant="normal" fo:text-transform="none" fo:color="#000000" style:text-line-through-style="none" style:text-line-through-type="none" style:font-name="Cambria"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43" style:family="paragraph" style:parent-style-name="Text_20_body" style:list-style-name="L5">
      <style:text-properties fo:font-weight="normal" officeooo:rsid="0050a339" officeooo:paragraph-rsid="0050a339" style:font-weight-asian="normal" style:font-weight-complex="normal"/>
    </style:style>
    <style:style style:name="P44" style:family="paragraph" style:parent-style-name="Text_20_body" style:list-style-name="L6">
      <style:text-properties fo:font-weight="normal" officeooo:rsid="0051b307" officeooo:paragraph-rsid="0051b307" style:font-weight-asian="normal" style:font-weight-complex="normal"/>
    </style:style>
    <style:style style:name="P45" style:family="paragraph" style:parent-style-name="Text_20_body" style:list-style-name="L7">
      <style:text-properties fo:font-weight="normal" officeooo:rsid="0051b307" officeooo:paragraph-rsid="0051b307" style:font-weight-asian="normal" style:font-weight-complex="normal"/>
    </style:style>
    <style:style style:name="P46" style:family="paragraph" style:parent-style-name="Text_20_body" style:list-style-name="L8">
      <style:text-properties fo:font-weight="normal" officeooo:rsid="0051b307" officeooo:paragraph-rsid="0051b307" style:font-weight-asian="normal" style:font-weight-complex="normal"/>
    </style:style>
    <style:style style:name="P47" style:family="paragraph" style:parent-style-name="Text_20_body" style:list-style-name="L9">
      <style:text-properties fo:font-weight="normal" officeooo:rsid="0051b307" officeooo:paragraph-rsid="0051b307" style:font-weight-asian="normal" style:font-weight-complex="normal"/>
    </style:style>
    <style:style style:name="P48" style:family="paragraph" style:parent-style-name="Text_20_body">
      <style:text-properties fo:font-weight="normal" officeooo:rsid="0051b307" officeooo:paragraph-rsid="0064f370" style:font-weight-asian="normal" style:font-weight-complex="normal"/>
    </style:style>
    <style:style style:name="P49" style:family="paragraph" style:parent-style-name="Text_20_body">
      <style:text-properties fo:font-weight="normal" officeooo:rsid="0051b307" officeooo:paragraph-rsid="0066a328" style:font-weight-asian="normal" style:font-weight-complex="normal"/>
    </style:style>
    <style:style style:name="P50" style:family="paragraph" style:parent-style-name="Text_20_body" style:list-style-name="L7">
      <style:text-properties fo:font-weight="normal" officeooo:rsid="0064f370" officeooo:paragraph-rsid="0064f370" style:font-weight-asian="normal" style:font-weight-complex="normal"/>
    </style:style>
    <style:style style:name="P51" style:family="paragraph" style:parent-style-name="Text_20_body" style:list-style-name="L4">
      <style:text-properties style:font-name="Calibri1" fo:font-size="15pt" fo:font-weight="normal" officeooo:rsid="004cf8b6" officeooo:paragraph-rsid="004cf8b6" style:font-size-asian="15pt" style:font-weight-asian="normal" style:font-size-complex="15pt" style:font-weight-complex="normal"/>
    </style:style>
    <style:style style:name="P52" style:family="paragraph" style:parent-style-name="Text_20_body" style:list-style-name="L4">
      <style:text-properties style:font-name="Cambria1" fo:font-size="10.5pt" fo:font-weight="normal" officeooo:rsid="004d5d7d" style:font-size-asian="10.5pt" style:font-weight-asian="normal" style:font-size-complex="10.5pt" style:font-weight-complex="normal"/>
    </style:style>
    <style:style style:name="P53" style:family="paragraph" style:parent-style-name="Text_20_body" style:list-style-name="L4">
      <style:text-properties officeooo:rsid="004d5d7d" officeooo:paragraph-rsid="004d5d7d"/>
    </style:style>
    <style:style style:name="P54" style:family="paragraph" style:parent-style-name="Text_20_body" style:list-style-name="L4">
      <style:text-properties officeooo:rsid="004f54e2" officeooo:paragraph-rsid="004f54e2"/>
    </style:style>
    <style:style style:name="P55" style:family="paragraph" style:parent-style-name="Text_20_body">
      <style:text-properties officeooo:rsid="0050a339" officeooo:paragraph-rsid="0064f370"/>
    </style:style>
    <style:style style:name="P56" style:family="paragraph" style:parent-style-name="Text_20_body" style:list-style-name="L9">
      <style:text-properties officeooo:rsid="0051b307" officeooo:paragraph-rsid="00534288"/>
    </style:style>
    <style:style style:name="P57" style:family="paragraph" style:parent-style-name="Text_20_body" style:list-style-name="L16">
      <style:text-properties officeooo:rsid="0051b307" officeooo:paragraph-rsid="00636a10"/>
    </style:style>
    <style:style style:name="P58" style:family="paragraph" style:parent-style-name="Text_20_body">
      <style:text-properties officeooo:rsid="0051b307" officeooo:paragraph-rsid="0064f370"/>
    </style:style>
    <style:style style:name="P59" style:family="paragraph" style:parent-style-name="Text_20_body">
      <style:text-properties officeooo:rsid="00593d6d" officeooo:paragraph-rsid="00593d6d"/>
    </style:style>
    <style:style style:name="P60" style:family="paragraph" style:parent-style-name="Text_20_body">
      <style:text-properties officeooo:rsid="005f9058" officeooo:paragraph-rsid="005f9058"/>
    </style:style>
    <style:style style:name="P61" style:family="paragraph" style:parent-style-name="Text_20_body">
      <style:text-properties officeooo:rsid="0060fa50" officeooo:paragraph-rsid="0060fa50"/>
    </style:style>
    <style:style style:name="P62" style:family="paragraph" style:parent-style-name="Text_20_body" style:list-style-name="L10">
      <style:text-properties officeooo:rsid="0060fa50" officeooo:paragraph-rsid="0060fa50"/>
    </style:style>
    <style:style style:name="P63" style:family="paragraph" style:parent-style-name="Text_20_body" style:list-style-name="L10">
      <style:text-properties officeooo:rsid="0062e230" officeooo:paragraph-rsid="0062e230"/>
    </style:style>
    <style:style style:name="P64" style:family="paragraph" style:parent-style-name="Text_20_body">
      <style:text-properties officeooo:rsid="0062e230" officeooo:paragraph-rsid="0062e230"/>
    </style:style>
    <style:style style:name="P65" style:family="paragraph" style:parent-style-name="Text_20_body" style:list-style-name="L11">
      <style:text-properties officeooo:rsid="0062e230" officeooo:paragraph-rsid="0062e230"/>
    </style:style>
    <style:style style:name="P66" style:family="paragraph" style:parent-style-name="Text_20_body" style:list-style-name="L11">
      <style:text-properties officeooo:paragraph-rsid="0062e230"/>
    </style:style>
    <style:style style:name="P67" style:family="paragraph" style:parent-style-name="Text_20_body" style:list-style-name="L13">
      <style:text-properties officeooo:paragraph-rsid="0062e230"/>
    </style:style>
    <style:style style:name="P68" style:family="paragraph" style:parent-style-name="Text_20_body" style:list-style-name="L13">
      <style:text-properties officeooo:rsid="00636a10" officeooo:paragraph-rsid="00636a10"/>
    </style:style>
    <style:style style:name="P69" style:family="paragraph" style:parent-style-name="Text_20_body">
      <style:text-properties officeooo:rsid="00636a10" officeooo:paragraph-rsid="00636a10"/>
    </style:style>
    <style:style style:name="P70" style:family="paragraph" style:parent-style-name="Text_20_body" style:list-style-name="L14">
      <style:text-properties officeooo:rsid="00636a10" officeooo:paragraph-rsid="00636a10"/>
    </style:style>
    <style:style style:name="P71" style:family="paragraph" style:parent-style-name="Text_20_body" style:list-style-name="L15">
      <style:text-properties officeooo:rsid="00636a10" officeooo:paragraph-rsid="00636a10"/>
    </style:style>
    <style:style style:name="P72" style:family="paragraph" style:parent-style-name="Text_20_body" style:list-style-name="L16">
      <style:text-properties officeooo:rsid="00636a10" officeooo:paragraph-rsid="00636a10"/>
    </style:style>
    <style:style style:name="P73" style:family="paragraph" style:parent-style-name="Text_20_body">
      <style:text-properties officeooo:rsid="0066a328" officeooo:paragraph-rsid="0066a328"/>
    </style:style>
    <style:style style:name="P74" style:family="paragraph" style:parent-style-name="Text_20_body">
      <style:text-properties officeooo:rsid="006887d0" officeooo:paragraph-rsid="006887d0"/>
    </style:style>
    <style:style style:name="P75" style:family="paragraph" style:parent-style-name="Text_20_body" style:list-style-name="L17">
      <style:text-properties officeooo:rsid="006887d0" officeooo:paragraph-rsid="006887d0"/>
    </style:style>
    <style:style style:name="P76" style:family="paragraph" style:parent-style-name="Text_20_body" style:list-style-name="L18">
      <style:text-properties officeooo:rsid="006887d0" officeooo:paragraph-rsid="006887d0"/>
    </style:style>
    <style:style style:name="P77" style:family="paragraph" style:parent-style-name="Text_20_body" style:list-style-name="L19">
      <style:text-properties officeooo:rsid="006887d0" officeooo:paragraph-rsid="006887d0"/>
    </style:style>
    <style:style style:name="P78" style:family="paragraph" style:parent-style-name="Text_20_body">
      <style:text-properties officeooo:rsid="00692d35" officeooo:paragraph-rsid="00692d35"/>
    </style:style>
    <style:style style:name="P79" style:family="paragraph" style:parent-style-name="Text_20_body" style:list-style-name="L21">
      <style:text-properties officeooo:rsid="00692d35" officeooo:paragraph-rsid="00692d35"/>
    </style:style>
    <style:style style:name="P80" style:family="paragraph" style:parent-style-name="Text_20_body" style:list-style-name="L22">
      <style:text-properties officeooo:rsid="00697514" officeooo:paragraph-rsid="00697514"/>
    </style:style>
    <style:style style:name="P81" style:family="paragraph" style:parent-style-name="Text_20_body">
      <style:text-properties officeooo:rsid="006a64b0" officeooo:paragraph-rsid="006a64b0"/>
    </style:style>
    <style:style style:name="P82" style:family="paragraph" style:parent-style-name="Text_20_body" style:list-style-name="L23">
      <style:text-properties officeooo:rsid="006a64b0" officeooo:paragraph-rsid="006a64b0"/>
    </style:style>
    <style:style style:name="P83" style:family="paragraph" style:parent-style-name="Text_20_body" style:list-style-name="L24">
      <style:text-properties officeooo:rsid="006a64b0" officeooo:paragraph-rsid="006a64b0"/>
    </style:style>
    <style:style style:name="P84" style:family="paragraph" style:parent-style-name="Text_20_body" style:list-style-name="L25">
      <style:text-properties officeooo:rsid="006a64b0" officeooo:paragraph-rsid="006a64b0"/>
    </style:style>
    <style:style style:name="P85" style:family="paragraph" style:parent-style-name="Text_20_body" style:list-style-name="L26">
      <style:text-properties officeooo:rsid="006a64b0" officeooo:paragraph-rsid="006a64b0"/>
    </style:style>
    <style:style style:name="P86" style:family="paragraph" style:parent-style-name="Text_20_body" style:list-style-name="L27">
      <style:text-properties officeooo:rsid="006a64b0" officeooo:paragraph-rsid="006a64b0"/>
    </style:style>
    <style:style style:name="P87" style:family="paragraph" style:parent-style-name="Text_20_body">
      <style:text-properties officeooo:rsid="006b0dd5" officeooo:paragraph-rsid="006b0dd5"/>
    </style:style>
    <style:style style:name="P88" style:family="paragraph" style:parent-style-name="Heading_20_2">
      <style:text-properties style:font-name="Calibri1" fo:font-size="15pt" fo:font-weight="normal" officeooo:rsid="00425de8" style:font-size-asian="15pt" style:font-weight-asian="normal" style:font-size-complex="15pt" style:font-weight-complex="normal"/>
    </style:style>
    <style:style style:name="P89" style:family="paragraph" style:parent-style-name="Heading_20_2">
      <style:text-properties style:font-name="Calibri1" fo:font-size="15pt" fo:font-weight="normal" officeooo:rsid="00425de8" officeooo:paragraph-rsid="0047a8d5" style:font-size-asian="15pt" style:font-weight-asian="normal" style:font-size-complex="15pt" style:font-weight-complex="normal"/>
    </style:style>
    <style:style style:name="P90" style:family="paragraph" style:parent-style-name="Heading_20_2" style:list-style-name="L1">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 fo:font-size="15pt" fo:font-style="normal" style:text-underline-style="none" fo:font-weight="normal" style:text-blinking="false" fo:background-color="transparent"/>
    </style:style>
    <style:style style:name="P91" style:family="paragraph" style:parent-style-name="Heading_20_2" style:list-style-name="L2">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 fo:font-size="15pt" fo:font-style="normal" style:text-underline-style="none" fo:font-weight="normal" style:text-blinking="false" fo:background-color="transparent"/>
    </style:style>
    <style:style style:name="P92" style:family="paragraph" style:parent-style-name="Heading_20_2" style:list-style-name="L3">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 fo:font-size="15pt" fo:font-style="normal" style:text-underline-style="none" fo:font-weight="normal" style:text-blinking="false" fo:background-color="transparent"/>
    </style:style>
    <style:style style:name="P93" style:family="paragraph" style:parent-style-name="Heading_20_1">
      <style:text-properties fo:font-variant="normal" fo:text-transform="none" fo:color="#000000" style:text-line-through-style="none" style:text-line-through-type="none" style:font-name="Calibri" fo:font-size="18pt" fo:font-style="normal" style:text-underline-style="none" fo:font-weight="normal" officeooo:rsid="0026bd37" officeooo:paragraph-rsid="00425de8" style:text-blinking="false" fo:background-color="transparent"/>
    </style:style>
    <style:style style:name="P94" style:family="paragraph" style:parent-style-name="Heading_20_1">
      <style:text-properties style:font-name="Calibri1" fo:font-size="18pt" fo:font-weight="normal" officeooo:rsid="00425de8" style:font-size-asian="18pt" style:font-weight-asian="normal" style:font-size-complex="18pt" style:font-weight-complex="normal"/>
    </style:style>
    <style:style style:name="P95" style:family="paragraph" style:parent-style-name="Heading_20_1">
      <style:text-properties style:font-name="Calibri1" fo:font-size="18pt" fo:font-weight="normal" officeooo:rsid="004b887f" officeooo:paragraph-rsid="004b887f" style:font-size-asian="18pt" style:font-weight-asian="normal" style:font-size-complex="18pt" style:font-weight-complex="normal"/>
    </style:style>
    <style:style style:name="P96" style:family="paragraph" style:parent-style-name="Heading_20_3">
      <style:text-properties fo:font-weight="normal" style:font-weight-asian="normal" style:font-weight-complex="normal"/>
    </style:style>
    <style:style style:name="P97" style:family="paragraph" style:parent-style-name="Heading_20_3">
      <style:text-properties officeooo:paragraph-rsid="004400f5"/>
    </style:style>
    <style:style style:name="T1" style:family="text">
      <style:text-properties style:text-line-through-style="none" style:text-line-through-type="none" style:text-underline-style="none" officeooo:rsid="0020882f" style:text-blinking="false" fo:background-color="transparent" loext:char-shading-value="0"/>
    </style:style>
    <style:style style:name="T2" style:family="text">
      <style:text-properties style:text-line-through-style="none" style:text-line-through-type="none" style:text-underline-style="none" officeooo:rsid="0021e462" style:text-blinking="false" fo:background-color="transparent" loext:char-shading-value="0"/>
    </style:style>
    <style:style style:name="T3" style:family="text">
      <style:text-properties style:text-line-through-style="none" style:text-line-through-type="none" style:text-underline-style="none" officeooo:rsid="00233f1e" style:text-blinking="false" fo:background-color="transparent" loext:char-shading-value="0"/>
    </style:style>
    <style:style style:name="T4" style:family="text">
      <style:text-properties style:text-line-through-style="none" style:text-line-through-type="none" style:text-underline-style="none" officeooo:rsid="0026bd37" style:text-blinking="false" fo:background-color="transparent" loext:char-shading-value="0"/>
    </style:style>
    <style:style style:name="T5" style:family="text">
      <style:text-properties style:text-line-through-style="none" style:text-line-through-type="none" fo:letter-spacing="normal" style:text-underline-style="none" officeooo:rsid="0021e462" style:text-blinking="false" fo:background-color="transparent" loext:char-shading-value="0"/>
    </style:style>
    <style:style style:name="T6" style:family="text">
      <style:text-properties style:text-line-through-style="none" style:text-line-through-type="none" fo:letter-spacing="normal" style:text-underline-style="none" officeooo:rsid="00233f1e" style:text-blinking="false" fo:background-color="transparent" loext:char-shading-value="0"/>
    </style:style>
    <style:style style:name="T7" style:family="text">
      <style:text-properties style:text-line-through-style="none" style:text-line-through-type="none" fo:letter-spacing="normal" style:text-underline-style="none" officeooo:rsid="0026bd37" style:text-blinking="false" fo:background-color="transparent" loext:char-shading-value="0"/>
    </style:style>
    <style:style style:name="T8" style:family="text">
      <style:text-properties fo:color="#252525" style:font-name="sans-serif" fo:font-size="10.5pt" fo:letter-spacing="normal"/>
    </style:style>
    <style:style style:name="T9" style:family="text">
      <style:text-properties fo:color="#252525" style:font-name="sans-serif" fo:font-size="10.5pt" fo:letter-spacing="normal" officeooo:rsid="001d9a19"/>
    </style:style>
    <style:style style:name="T10" style:family="text">
      <style:text-properties fo:color="#252525" style:font-name="sans-serif" fo:font-size="10.5pt" fo:letter-spacing="normal" officeooo:rsid="001e40fd"/>
    </style:style>
    <style:style style:name="T11" style:family="text">
      <style:text-properties fo:color="#252525" style:font-name="sans-serif" fo:font-size="10.5pt" fo:letter-spacing="normal" officeooo:rsid="001ef711"/>
    </style:style>
    <style:style style:name="T12" style:family="text">
      <style:text-properties fo:color="#252525" style:font-name="sans-serif" fo:letter-spacing="normal" fo:font-weight="bold"/>
    </style:style>
    <style:style style:name="T13" style:family="text">
      <style:text-properties fo:font-variant="normal" fo:text-transform="none" fo:color="#252525" style:font-name="sans-serif" fo:font-size="10.5pt" fo:letter-spacing="normal" fo:font-style="normal" fo:font-weight="normal" officeooo:rsid="001ef711"/>
    </style:style>
    <style:style style:name="T14" style:family="text">
      <style:text-properties fo:font-variant="normal" fo:text-transform="none" fo:color="#252525" style:font-name="sans-serif" fo:font-size="10.5pt" fo:letter-spacing="normal" fo:font-style="normal" fo:font-weight="normal" officeooo:rsid="0020882f"/>
    </style:style>
    <style:style style:name="T15" style:family="text">
      <style:text-properties fo:font-variant="normal" fo:text-transform="none" fo:color="#000000" style:text-line-through-style="none" style:text-line-through-type="none" style:font-name="Cambria" fo:font-size="10.5pt" fo:font-style="normal" style:text-underline-style="none" fo:font-weight="normal" officeooo:rsid="00298885" style:text-blinking="false" fo:background-color="transparent" loext:char-shading-value="0"/>
    </style:style>
    <style:style style:name="T16" style:family="text">
      <style:text-properties fo:font-variant="normal" fo:text-transform="none" fo:color="#000000" style:text-line-through-style="none" style:text-line-through-type="none" style:font-name="Cambria" fo:font-size="10.5pt" fo:font-style="normal" style:text-underline-style="none" fo:font-weight="normal" officeooo:rsid="002b72de" style:text-blinking="false" fo:background-color="transparent" loext:char-shading-value="0"/>
    </style:style>
    <style:style style:name="T17" style:family="text">
      <style:text-properties fo:font-variant="normal" fo:text-transform="none" fo:color="#000000" style:text-line-through-style="none" style:text-line-through-type="none" style:font-name="Cambria" fo:font-size="10.5pt" fo:font-style="normal" style:text-underline-style="none" fo:font-weight="normal" officeooo:rsid="002e2956" style:text-blinking="false" fo:background-color="transparent" loext:char-shading-value="0"/>
    </style:style>
    <style:style style:name="T18" style:family="text">
      <style:text-properties fo:font-variant="normal" fo:text-transform="none" fo:color="#000000" style:text-line-through-style="none" style:text-line-through-type="none" style:font-name="Cambria" fo:font-size="10.5pt" fo:font-style="normal" style:text-underline-style="none" fo:font-weight="normal" officeooo:rsid="00300e17" style:text-blinking="false" fo:background-color="transparent" loext:char-shading-value="0"/>
    </style:style>
    <style:style style:name="T19" style:family="text">
      <style:text-properties fo:font-variant="normal" fo:text-transform="none" fo:color="#000000" style:text-line-through-style="none" style:text-line-through-type="none" style:font-name="Cambria" fo:font-size="10.5pt" fo:font-style="normal" style:text-underline-style="none" fo:font-weight="normal" officeooo:rsid="00332721" style:text-blinking="false" fo:background-color="transparent" loext:char-shading-value="0"/>
    </style:style>
    <style:style style:name="T20" style:family="text">
      <style:text-properties fo:font-variant="normal" fo:text-transform="none" fo:color="#000000" style:text-line-through-style="none" style:text-line-through-type="none" style:font-name="Cambria" fo:font-size="10.5pt" fo:font-style="normal" style:text-underline-style="none" fo:font-weight="normal" officeooo:rsid="00352494" style:text-blinking="false" fo:background-color="transparent" loext:char-shading-value="0"/>
    </style:style>
    <style:style style:name="T21" style:family="text">
      <style:text-properties fo:font-variant="normal" fo:text-transform="none" fo:color="#000000" style:text-line-through-style="none" style:text-line-through-type="none" style:font-name="Cambria" fo:font-size="10.5pt" fo:font-style="normal" style:text-underline-style="none" fo:font-weight="normal" officeooo:rsid="003a2a72" style:text-blinking="false" fo:background-color="transparent" loext:char-shading-value="0"/>
    </style:style>
    <style:style style:name="T22" style:family="text">
      <style:text-properties fo:font-variant="normal" fo:text-transform="none" fo:color="#000000" style:text-line-through-style="none" style:text-line-through-type="none" style:font-name="Cambria" fo:font-size="10.5pt" fo:font-style="normal" style:text-underline-style="none" fo:font-weight="normal" officeooo:rsid="003aec20" style:text-blinking="false" fo:background-color="transparent" loext:char-shading-value="0"/>
    </style:style>
    <style:style style:name="T23" style:family="text">
      <style:text-properties fo:font-variant="normal" fo:text-transform="none" fo:color="#000000" style:text-line-through-style="none" style:text-line-through-type="none" style:font-name="Cambria" fo:font-size="10.5pt" fo:font-style="normal" style:text-underline-style="none" fo:font-weight="normal" officeooo:rsid="003cd890" style:text-blinking="false" fo:background-color="transparent" loext:char-shading-value="0"/>
    </style:style>
    <style:style style:name="T24" style:family="text">
      <style:text-properties fo:font-variant="normal" fo:text-transform="none" fo:color="#000000" style:text-line-through-style="none" style:text-line-through-type="none" style:font-name="Cambria" fo:font-size="10.5pt" fo:font-style="normal" style:text-underline-style="none" fo:font-weight="normal" style:text-blinking="false" fo:background-color="transparent" loext:char-shading-value="0" style:font-size-asian="15pt" style:font-weight-asian="normal" style:font-size-complex="15pt" style:font-weight-complex="normal"/>
    </style:style>
    <style:style style:name="T25" style:family="text">
      <style:text-properties fo:font-variant="normal" fo:text-transform="none" fo:color="#000000" style:text-line-through-style="none" style:text-line-through-type="none" style:font-name="Cambria" fo:font-size="10.5pt" fo:font-style="normal" style:text-underline-style="none" fo:font-weight="normal" officeooo:rsid="0045a84f" style:text-blinking="false" fo:background-color="transparent" loext:char-shading-value="0" style:font-size-asian="15pt" style:font-weight-asian="normal" style:font-size-complex="15pt" style:font-weight-complex="normal"/>
    </style:style>
    <style:style style:name="T26" style:family="text">
      <style:text-properties fo:font-variant="normal" fo:text-transform="none" fo:color="#000000" style:text-line-through-style="none" style:text-line-through-type="none" style:font-name="Cambria" fo:font-size="10.5pt" fo:font-style="normal" style:text-underline-style="none" fo:font-weight="normal" officeooo:rsid="004cf8b6" style:text-blinking="false" fo:background-color="transparent" loext:char-shading-value="0" style:font-size-asian="15pt" style:font-weight-asian="normal" style:font-size-complex="15pt" style:font-weight-complex="normal"/>
    </style:style>
    <style:style style:name="T27" style:family="text">
      <style:text-properties fo:font-variant="normal" fo:text-transform="none" fo:color="#000000" style:text-line-through-style="none" style:text-line-through-type="none" style:font-name="Cambria" fo:font-size="10.5pt" fo:font-style="normal" style:text-underline-style="none" fo:font-weight="normal" officeooo:rsid="00636a10" style:text-blinking="false" fo:background-color="transparent" loext:char-shading-value="0" style:font-size-asian="15pt" style:font-weight-asian="normal" style:font-size-complex="15pt" style:font-weight-complex="normal"/>
    </style:style>
    <style:style style:name="T28" style:family="text">
      <style:text-properties fo:font-variant="normal" fo:text-transform="none" fo:color="#000000" style:text-line-through-style="none" style:text-line-through-type="none" style:font-name="Cambria" fo:font-size="10.5pt" fo:font-style="normal" style:text-underline-style="none" fo:font-weight="normal" officeooo:rsid="0064f370" style:text-blinking="false" fo:background-color="transparent" loext:char-shading-value="0" style:font-size-asian="15pt" style:font-weight-asian="normal" style:font-size-complex="15pt" style:font-weight-complex="normal"/>
    </style:style>
    <style:style style:name="T29" style:family="text">
      <style:text-properties fo:font-variant="normal" fo:text-transform="none" fo:color="#000000" style:text-line-through-style="none" style:text-line-through-type="none" style:font-name="Cambria" fo:font-size="10.5pt" fo:font-style="normal" style:text-underline-style="none" fo:font-weight="normal" officeooo:rsid="006887d0" style:text-blinking="false" fo:background-color="transparent" loext:char-shading-value="0" style:font-size-asian="15pt" style:font-weight-asian="normal" style:font-size-complex="15pt" style:font-weight-complex="normal"/>
    </style:style>
    <style:style style:name="T30" style:family="text">
      <style:text-properties fo:font-variant="normal" fo:text-transform="none" fo:color="#000000" style:text-line-through-style="none" style:text-line-through-type="none" style:font-name="Cambria" fo:font-size="10.5pt" fo:font-style="normal" style:text-underline-style="none" fo:font-weight="normal" officeooo:rsid="00698416" style:text-blinking="false" fo:background-color="transparent" loext:char-shading-value="0" style:font-size-asian="15pt" style:font-weight-asian="normal" style:font-size-complex="15pt" style:font-weight-complex="normal"/>
    </style:style>
    <style:style style:name="T31" style:family="text">
      <style:text-properties fo:font-variant="normal" fo:text-transform="none" fo:color="#000000" style:text-line-through-style="none" style:text-line-through-type="none" style:font-name="Cambria" fo:font-size="10.5pt" fo:font-style="normal" style:text-underline-style="none" style:text-blinking="false" fo:background-color="transparent" loext:char-shading-value="0"/>
    </style:style>
    <style:style style:name="T32" style:family="text">
      <style:text-properties fo:font-variant="normal" fo:text-transform="none" fo:color="#000000" style:text-line-through-style="none" style:text-line-through-type="none" style:font-name="Cambria" fo:font-size="10.5pt" fo:font-style="normal" style:text-underline-style="none" officeooo:rsid="00485483" style:text-blinking="false" fo:background-color="transparent" loext:char-shading-value="0"/>
    </style:style>
    <style:style style:name="T33" style:family="text">
      <style:text-properties fo:font-variant="normal" fo:text-transform="none" fo:color="#000000" style:text-line-through-style="none" style:text-line-through-type="none" style:font-name="Cambria" fo:font-size="10.5pt" fo:font-style="normal" style:text-underline-style="none" officeooo:rsid="0049a10a" style:text-blinking="false" fo:background-color="transparent" loext:char-shading-value="0"/>
    </style:style>
    <style:style style:name="T34" style:family="text">
      <style:text-properties fo:font-variant="normal" fo:text-transform="none" fo:color="#000000" style:text-line-through-style="none" style:text-line-through-type="none" style:font-name="Cambria" fo:font-size="10.5pt" fo:font-style="normal" style:text-underline-style="none" officeooo:rsid="0045a84f" style:text-blinking="false" fo:background-color="transparent" loext:char-shading-value="0"/>
    </style:style>
    <style:style style:name="T35" style:family="text">
      <style:text-properties fo:font-variant="normal" fo:text-transform="none" fo:color="#000000" style:text-line-through-style="none" style:text-line-through-type="none" style:font-name="Cambria" fo:font-size="10.5pt" fo:font-style="normal" style:text-underline-style="none" officeooo:rsid="004d5d7d" style:text-blinking="false" fo:background-color="transparent" loext:char-shading-value="0"/>
    </style:style>
    <style:style style:name="T36" style:family="text">
      <style:text-properties fo:font-variant="normal" fo:text-transform="none" fo:color="#000000" style:text-line-through-style="none" style:text-line-through-type="none" style:font-name="Cambria" fo:font-size="10.5pt" fo:font-style="normal" style:text-underline-style="none" officeooo:rsid="0064f370" style:text-blinking="false" fo:background-color="transparent" loext:char-shading-value="0"/>
    </style:style>
    <style:style style:name="T37" style:family="text">
      <style:text-properties fo:font-variant="normal" fo:text-transform="none" fo:color="#000000" style:text-line-through-style="none" style:text-line-through-type="none" style:font-name="Cambria" fo:font-size="10.5pt" fo:font-style="normal" style:text-underline-style="none" officeooo:rsid="0064f370" style:text-blinking="false" fo:background-color="transparent" loext:char-shading-value="0" style:font-size-asian="15pt" style:font-size-complex="15pt"/>
    </style:style>
    <style:style style:name="T38" style:family="text">
      <style:text-properties fo:font-variant="normal" fo:text-transform="none" fo:color="#000000" style:text-line-through-style="none" style:text-line-through-type="none" style:font-name="Cambria" fo:font-size="10.5pt" fo:font-style="normal" style:text-underline-style="none" officeooo:rsid="0066a328" style:text-blinking="false" fo:background-color="transparent" loext:char-shading-value="0" style:font-size-asian="15pt" style:font-size-complex="15pt"/>
    </style:style>
    <style:style style:name="T39" style:family="text">
      <style:text-properties fo:font-variant="normal" fo:text-transform="none" fo:color="#000000" style:text-line-through-style="none" style:text-line-through-type="none" style:font-name="Cambria1" fo:font-size="10.5pt" fo:font-style="normal" style:text-underline-style="none" fo:font-weight="normal" style:text-blinking="false" fo:background-color="transparent" loext:char-shading-value="0" style:font-size-asian="10.5pt" style:font-weight-asian="normal" style:font-size-complex="10.5pt" style:font-weight-complex="normal"/>
    </style:style>
    <style:style style:name="T40" style:family="text">
      <style:text-properties fo:font-variant="normal" fo:text-transform="none" fo:color="#000000" style:text-line-through-style="none" style:text-line-through-type="none" style:font-name="Cambria1" fo:font-size="10.5pt" fo:font-style="normal" style:text-underline-style="none" fo:font-weight="normal" officeooo:rsid="004f54e2" style:text-blinking="false" fo:background-color="transparent" loext:char-shading-value="0" style:font-size-asian="10.5pt" style:font-weight-asian="normal" style:font-size-complex="10.5pt" style:font-weight-complex="normal"/>
    </style:style>
    <style:style style:name="T41" style:family="text">
      <style:text-properties fo:font-variant="normal" fo:text-transform="none" fo:color="#000000" style:text-line-through-style="none" style:text-line-through-type="none" style:font-name="Cambria1" fo:font-size="10.5pt" fo:font-style="normal" style:text-underline-style="none" fo:font-weight="normal" officeooo:rsid="006b0ded" style:text-blinking="false" fo:background-color="transparent" loext:char-shading-value="0" style:font-size-asian="10.5pt" style:font-weight-asian="normal" style:font-size-complex="10.5pt" style:font-weight-complex="normal"/>
    </style:style>
    <style:style style:name="T42" style:family="text">
      <style:text-properties fo:font-variant="normal" fo:text-transform="none" fo:color="#000000" style:text-line-through-style="none" style:text-line-through-type="none" style:font-name="Cambria1" fo:font-size="10.5pt" fo:font-style="normal" style:text-underline-style="none" fo:font-weight="normal" officeooo:rsid="006b17b7" style:text-blinking="false" fo:background-color="transparent" loext:char-shading-value="0" style:font-size-asian="10.5pt" style:font-weight-asian="normal" style:font-size-complex="10.5pt" style:font-weight-complex="normal"/>
    </style:style>
    <style:style style:name="T43" style:family="text">
      <style:text-properties officeooo:rsid="002852a0"/>
    </style:style>
    <style:style style:name="T44" style:family="text">
      <style:text-properties officeooo:rsid="002890ad"/>
    </style:style>
    <style:style style:name="T45" style:family="text">
      <style:text-properties officeooo:rsid="00298885"/>
    </style:style>
    <style:style style:name="T46" style:family="text">
      <style:text-properties officeooo:rsid="0031b8fd"/>
    </style:style>
    <style:style style:name="T47" style:family="text">
      <style:text-properties officeooo:rsid="00332721"/>
    </style:style>
    <style:style style:name="T48" style:family="text">
      <style:text-properties officeooo:rsid="003aec20"/>
    </style:style>
    <style:style style:name="T49" style:family="text">
      <style:text-properties officeooo:rsid="003eaf05"/>
    </style:style>
    <style:style style:name="T50" style:family="text">
      <style:text-properties officeooo:rsid="00409b47"/>
    </style:style>
    <style:style style:name="T51" style:family="text">
      <style:text-properties officeooo:rsid="00425de8"/>
    </style:style>
    <style:style style:name="T52" style:family="text">
      <style:text-properties fo:font-weight="normal" style:font-weight-asian="normal" style:font-weight-complex="normal"/>
    </style:style>
    <style:style style:name="T53" style:family="text">
      <style:text-properties fo:font-weight="normal" officeooo:rsid="00425de8" style:font-weight-asian="normal" style:font-weight-complex="normal"/>
    </style:style>
    <style:style style:name="T54" style:family="text">
      <style:text-properties fo:font-weight="normal" officeooo:rsid="0045a84f" style:font-weight-asian="normal" style:font-weight-complex="normal"/>
    </style:style>
    <style:style style:name="T55" style:family="text">
      <style:text-properties fo:font-weight="normal" officeooo:rsid="004cf8b6" style:font-weight-asian="normal" style:font-weight-complex="normal"/>
    </style:style>
    <style:style style:name="T56" style:family="text">
      <style:text-properties fo:font-weight="normal" officeooo:rsid="004400f5" style:font-weight-asian="normal" style:font-weight-complex="normal"/>
    </style:style>
    <style:style style:name="T57" style:family="text">
      <style:text-properties fo:font-weight="normal" officeooo:rsid="00534288" style:font-weight-asian="normal" style:font-weight-complex="normal"/>
    </style:style>
    <style:style style:name="T58" style:family="text">
      <style:text-properties fo:font-weight="normal" officeooo:rsid="0047a8d5" style:font-weight-asian="normal" style:font-weight-complex="normal"/>
    </style:style>
    <style:style style:name="T59" style:family="text">
      <style:text-properties fo:font-weight="normal" officeooo:rsid="0062e230" style:font-weight-asian="normal" style:font-weight-complex="normal"/>
    </style:style>
    <style:style style:name="T60" style:family="text">
      <style:text-properties style:font-name="Cambria1" fo:font-size="10.5pt" fo:font-weight="normal" style:font-size-asian="10.5pt" style:font-weight-asian="normal" style:font-size-complex="10.5pt" style:font-weight-complex="normal"/>
    </style:style>
    <style:style style:name="T61" style:family="text">
      <style:text-properties style:font-name="Cambria1" fo:font-size="10.5pt" fo:font-weight="normal" officeooo:rsid="0045a84f" style:font-size-asian="10.5pt" style:font-weight-asian="normal" style:font-size-complex="10.5pt" style:font-weight-complex="normal"/>
    </style:style>
    <style:style style:name="T62" style:family="text">
      <style:text-properties style:font-name="Cambria1" fo:font-size="10.5pt" fo:font-weight="normal" officeooo:rsid="004f54e2" style:font-size-asian="10.5pt" style:font-weight-asian="normal" style:font-size-complex="10.5pt" style:font-weight-complex="normal"/>
    </style:style>
    <style:style style:name="T63" style:family="text">
      <style:text-properties style:font-name="Calibri1" fo:font-size="15pt" fo:font-weight="normal" officeooo:rsid="00425de8" style:font-size-asian="15pt" style:font-weight-asian="normal" style:font-size-complex="15pt" style:font-weight-complex="normal"/>
    </style:style>
    <style:style style:name="T64" style:family="text">
      <style:text-properties officeooo:rsid="005963fb"/>
    </style:style>
    <style:style style:name="T65" style:family="text">
      <style:text-properties officeooo:rsid="0064f370"/>
    </style:style>
    <style:style style:name="T66" style:family="text">
      <style:text-properties officeooo:rsid="0066a328"/>
    </style:style>
    <style:style style:name="T67" style:family="text">
      <style:text-properties officeooo:rsid="006b5541"/>
    </style:style>
    <style:style style:name="T68" style:family="text">
      <style:text-properties officeooo:rsid="006c309a"/>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text:bookmark text:name="docs-internal-guid-0ea497bd-cfec-3e45-c7fe-c0ca7970b77d"/>­</text:h>
      <text:h text:style-name="P93" text:outline-level="1">1. Увод</text:h>
      <text:p text:style-name="P1"><text:tab/></text:p>
      <text:p text:style-name="P2"><text:span text:style-name="T9">За да вникнем в целите на проекта, първо трябва да се добие основна представа за неговите мащаби. </text:span><text:span text:style-name="T8">Колелата </text:span><text:span text:style-name="T9">са представени на масовата публика през 19 век и оттогава те стават важен фактор не само в спорта, но и в транспорта. Текущо колелата наброяват 1 милиард. </text:span><text:span text:style-name="T10">Това означава, че грубо всеки седми човек притежава велосипед – </text:span><text:span text:style-name="T11">приблизително същата сметка като при автомобилите. </text:span></text:p>
      <text:p text:style-name="P4"><text:span text:style-name="T13"><text:tab/>Ако погледнем как стои Берлин на световната сцена, то ще заключим, че колоезденето е образува голяма част от трафика. По последни данни на 1000 жители се падат средно по 710 колела. Това е означава, че грубо <text:s/>13 процента от транспорта е велосипеден. <text:s/>Може да се каже, че Берлин като метрополис заема челно място в класацията за велосипедни общества. </text:span><text:span text:style-name="T14">Това не евсичко – гражданите на столицата имат достъп до 620 километрови велоалеи, а дори са и изградени специални улици за колоездачи (Fahrradstrassen). <text:s/></text:span></text:p>
      <text:p text:style-name="P3"><text:tab/>Когато е изградена такава огромна мрежа в огромното 3.5 милионно общество на Берлин, тя трябва да бъде достъпна за всички. Затова е важно да се изгради начин за ефективното ѝ управление.</text:p>
      <text:list xml:id="list6072344204723271354" text:style-name="L1">
        <text:list-item>
          <text:list>
            <text:list-item>
              <text:h text:style-name="P90" text:outline-level="2"><text:span text:style-name="T49">1 </text:span>Тема на проекта</text:h>
            </text:list-item>
          </text:list>
        </text:list-item>
      </text:list>
      <text:p text:style-name="P11"><text:span text:style-name="T1">Един от начините да се изгради достъпна колоездачна мрежа е </text:span><text:span text:style-name="T2">всеки да има достъп до велосипед, независимо дали притежава такъв в домакинствот</text:span><text:span text:style-name="T4">о</text:span><text:span text:style-name="T2"> си. Това е практика, прилагана в повечето метрополиси, които решават проблема, като предлагат по някакъв начин колела на заем. В Лондон например </text:span><text:span text:style-name="T3">системата</text:span><text:span text:style-name="T2"> </text:span><text:span text:style-name="T12">Santander Cycles</text:span><text:span text:style-name="T5"> </text:span><text:span text:style-name="T6">представлява </text:span><text:span text:style-name="T7">общодостъпни рампи за колела, в които гражданите могат да наемат велосипед за определено време, като има много такива спирки из целия град</text:span><text:span text:style-name="T6">.</text:span></text:p>
      <text:p text:style-name="P11"><text:span text:style-name="T7">Темата на нашият проект е свързана с начин за приемане и предлагане на колела за временна употреба в Берлин.</text:span><text:span text:style-name="T6"> </text:span><text:span text:style-name="T7">Той се базира на директната връзка между наемателя и човекът, решил да предлага колелото си назаем.</text:span></text:p>
      <text:list xml:id="list6653772511578099246" text:style-name="L2">
        <text:list-item>
          <text:list>
            <text:list-header>
              <text:h text:style-name="P91" text:outline-level="2"><text:span text:style-name="T49">1.2 </text:span>Цели на проекта</text:h>
            </text:list-header>
          </text:list>
        </text:list-item>
      </text:list>
      <text:p text:style-name="P12"><text:span text:style-name="T43">Целта на нашият проект е да се създаде платформа, която улеснява комуникацията между наемащия и отдаващия колело. Първоначалната цел на проекта е Берлин, но на платформата може да се запише всеки град, изявил желание да участва. Във всеки град потребителят има достъп до информация за рампите на регистрираните наемодатели и съответно може да поиска да вземе под наем съответно </text:span><text:soft-page-break/><text:span text:style-name="T43">колело. Тук нашата платформа трябва да даде възможност за комуникация между двамата, включваща уговаряне на място и час за взимане и оставяне на велосипеда. Останалите потребители могат да оценяват своите пътувания и да избират такива колела, които удовлетворяват техните изисквания. Сайтът, който изграждаме, трябва да предлага достъп до цялата тази информация.</text:span></text:p>
      <text:p text:style-name="P12"><text:s/><text:span text:style-name="T43">Въпреки че подобни проекти вече съществуват, в тяхната реализация се крият множество проблеми – както софтуерни, така и архитектури. Затова важна цел на нашия проект е да изгради по-добра система от вече съществуващите.</text:span></text:p>
      <text:p text:style-name="P13">Друго нещо към което се ст<text:span text:style-name="T46">р</text:span>емим е да се направи архитектурата по такъв начин, че регистрирането на изцяло нов град да става лесно и удобно, без намесата на <text:span text:style-name="T44">системен администратор, което лиспва напълно в текущите реализацията.</text:span></text:p>
      <text:p text:style-name="P14">Изключително важно е да се с<text:span text:style-name="T47">т</text:span>ремим към <text:span text:style-name="T45">сигурност, защото тази платформа изисква работа с чувствителна информация. Освен паролите на потребителите, които очевидно трябва да са защитени, част от ифнормацията за колелата трябва да се пази допълнително. В противен случай би имало заплаха от кражби. </text:span></text:p>
      <text:p text:style-name="P15"><text:span text:style-name="T48">Цел на проектът е администраторите на съответните градове да имат контрол и той да е независим. Трябва да изградим архитектурата по такъв начин, че</text:span> Recovery Time при падане на някой сървър <text:span text:style-name="T48">да е минимален</text:span>.</text:p>
      <text:list xml:id="list3385515512265199850" text:style-name="L3">
        <text:list-item>
          <text:list>
            <text:list-header>
              <text:h text:style-name="P92" text:outline-level="2"><text:span text:style-name="T50">1.3 </text:span>Резултати</text:h>
            </text:list-header>
          </text:list>
        </text:list-item>
      </text:list>
      <text:p text:style-name="P5"><text:span text:style-name="T16"><text:tab/></text:span><text:span text:style-name="T17">Продуктът </text:span><text:span text:style-name="T16">BikeSurf, подпомага комуникацията между доброволците, заявили желание за участие в съответния град, регистриран на сайта </text:span><text:span text:style-name="T17">на платформата</text:span><text:span text:style-name="T16">. </text:span><text:span text:style-name="T18">Регистрираните наемодатели имат право да слагат обяви за колелата си и да бъдат разглеждани и взимани от регистрираните наематели.</text:span></text:p>
      <text:p text:style-name="P16"><text:tab/>Заради децентрализираната система и използването на ORM, всеки нов желаещ град може да се регистрира лесно с позволението на администратора. Използването на модели прави заявките независими към sql базата, така че просто трябва да се инсталиране на съответната база и сървърен файл.</text:p>
      <text:p text:style-name="P5"><text:span text:style-name="T19"><text:tab/></text:span><text:span text:style-name="T20">За да защитим потребители си, използваме Bcrypt за пазене на паролите. Подсигуряваме се, че те не са ботове, чрез ауторизация на лична карта/паспорт и по този начин силно намаляваме шанса от атака, тъй като потребителите ни са базирани на роли със съответни права. </text:span><text:span text:style-name="T21">И</text:span><text:span text:style-name="T15">нформацията за конкретното местоположение на велосипеда се пази в тайна непостредствено до взимането му от наемателя. </text:span></text:p>
      <text:p text:style-name="P6"><text:span text:style-name="T15"><text:tab/></text:span><text:span text:style-name="T22">Изборът на</text:span><text:span text:style-name="T15"> децантрализирата архитектура </text:span><text:span text:style-name="T23">решава проблемите в проекта свързани с правата на администраторите и тяхната власт</text:span><text:span text:style-name="T15">. </text:span><text:span text:style-name="T23">Освен това, по този начин сървърите са сравнително независими, което позволява запазване на част от системата при падането на съврър, т.е. и много по-добро време за възстановяване.</text:span></text:p>
      <text:p text:style-name="P17"/>
      <text:h text:style-name="P94" text:outline-level="1"><text:soft-page-break/>2. Описание</text:h>
      <text:h text:style-name="P88" text:outline-level="2">2.1 Изисквания към софтуера</text:h>
      <text:p text:style-name="P7"/>
      <text:h text:style-name="P96" text:outline-level="3">2.1.1 <text:span text:style-name="T51">Функционални изисквания</text:span></text:h>
      <text:p text:style-name="P60"><text:span text:style-name="T53">В</text:span><text:span text:style-name="T52">ажна част от изискванията на проекта са свързани с роли. В подобен проект, различните потребители имат различни права за достъп до данните. </text:span></text:p>
      <text:p text:style-name="P60"><text:span text:style-name="T52">Разпознаваме четири вида потребители, които са съответно:</text:span></text:p>
      <text:p text:style-name="P60"><text:span text:style-name="T52">1. Гост</text:span></text:p>
      <text:p text:style-name="P60"><text:span text:style-name="T52">2. Потребител</text:span></text:p>
      <text:p text:style-name="P60"><text:span text:style-name="T52"><text:tab/>2.1 Наемател</text:span></text:p>
      <text:p text:style-name="P60"><text:span text:style-name="T52"><text:tab/>2.2 Наемодател</text:span></text:p>
      <text:p text:style-name="P60"><text:span text:style-name="T52">3. Администратор на град</text:span></text:p>
      <text:p text:style-name="P60"><text:span text:style-name="T52">4. Системен администратор</text:span></text:p>
      <text:p text:style-name="P61"><text:span text:style-name="T52">Ще разгледаме поотделно функционалните изисквания към всяка от тези групи.</text:span></text:p>
      <text:p text:style-name="P61"><text:span text:style-name="T52">2.1.1.1 Изисквания към гост</text:span></text:p>
      <text:list xml:id="list5128977074480009575" text:style-name="L10">
        <text:list-item>
          <text:p text:style-name="P62"><text:span text:style-name="T52">Да има достъп до новинарския бюлетин – независимо дали потребителят е влязъл в системата, той трябва да вижда особните събития, свързани с проекта, които ще се намират на главната страница</text:span></text:p>
        </text:list-item>
        <text:list-item>
          <text:p text:style-name="P62"><text:span text:style-name="T52">Избор на град</text:span></text:p>
        </text:list-item>
        <text:list-item>
          <text:p text:style-name="P62"><text:span text:style-name="T52"><text:s/>Препратка към подобни сайтове – тъй като проектът е масивен, той кооперира с много0 сайтове. Целта е да има удобен начин потребителят да достъпва сходни услуги, като например couchsurfing – след като потребителят е избрал безплатно колело, той трябва да бъде пренасочен към сайт, който служи за намиране на място за преспиване.</text:span></text:p>
        </text:list-item>
        <text:list-item>
          <text:p text:style-name="P62"><text:span text:style-name="T52">Достъп до условията на сайта – проектът разчита на взаимодействие между хора, затова всеки участник трябва да може да бъде запознат с правата и задълженията си.</text:span></text:p>
        </text:list-item>
        <text:list-item>
          <text:p text:style-name="P62"><text:span text:style-name="T52">Достъп до дарителски фондове – в bikesurfing наематодателят отдава велосипедът си безплатно, затова за поддържане на системата се разчита на дарения. Те трябва да бъдат достъпни както по банков път, така и с виртуални пари – bitcoin.</text:span></text:p>
        </text:list-item>
        <text:list-item>
          <text:p text:style-name="P62"><text:span text:style-name="T52">Регистрация и вписване – гостът трябва да има достъп до форма за регистрация, ако още не е създал профил на сайта. За удобство, трябва да има свързване с профили от други </text:span><text:soft-page-break/><text:span text:style-name="T52">сайтове (facebook, Google, couchsurf). Ако потребителят вече има профил, той трябва бързо да може да го достъпи от менюто.</text:span></text:p>
        </text:list-item>
        <text:list-item>
          <text:p text:style-name="P62"><text:span text:style-name="T52">Блог – сайтът поддържа блог, който трябва да може да бъде разглеждан от гости, дори те да не могат да публикуват. </text:span></text:p>
        </text:list-item>
        <text:list-item>
          <text:p text:style-name="P62"><text:span text:style-name="T52">Разглеждане на колела – макар гостите да нямат право да запазват колела или оставят коментари на страниците на потребителите, те трябва да имат достъп до снимките и информацията, така че, след като се регистрират, да могат да запазят избраното от тях колело. Освен това, те трябва да виждат <text:tab/>върху календара вече заетите дати, в които колелото е резервирано.</text:span></text:p>
        </text:list-item>
        <text:list-item>
          <text:p text:style-name="P62"><text:span text:style-name="T52">Търсене на колела – гостите трябва да имат достъп до филтъра за колела, в който тте да попълват изискванията си – например, наличие на фарове, големина на колелото и други.</text:span></text:p>
        </text:list-item>
        <text:list-item>
          <text:p text:style-name="P63"><text:span text:style-name="T52">Достъп до често задавани въпроси</text:span></text:p>
        </text:list-item>
      </text:list>
      <text:p text:style-name="P64"><text:span text:style-name="T52">2.1.1.2 Изисквания към потребителя</text:span></text:p>
      <text:p text:style-name="P64"><text:span text:style-name="T52">2.1.1.2.1 Наематели</text:span></text:p>
      <text:list xml:id="list5721548452695032049" text:style-name="L11">
        <text:list-item>
          <text:p text:style-name="P65"><text:span text:style-name="T52">Наемане на колело – само вече регистрираните потребители трябва да имат достъп до бутон за запазване. Освен това тези потребители трябва да имат идентифицирана и потвърдена лична карта или паспорт.</text:span></text:p>
        </text:list-item>
        <text:list-item>
          <text:p text:style-name="P65"><text:span text:style-name="T52">Получаване на известия по пощата – за всякакви промени по резервациите, регистрираните потребители трябва да имат право да получават информация на избран от тях имейл адрес.</text:span></text:p>
        </text:list-item>
        <text:list-item>
          <text:p text:style-name="P65"><text:span text:style-name="T52">Промяна на личния профил – наемателите трябва да могат да редактират личната си информация, която се показва на сайта, да сменят аватара или имейла за кореспонденция от страницата на личния си профил.</text:span></text:p>
        </text:list-item>
        <text:list-item>
          <text:p text:style-name="P65"><text:span text:style-name="T52">Достъп до чужди профили – за да могат да изберат колелото си, наемателите трябва да могат да преглеждат и чужди профили, за да се запознаят по-подробно с информацията за наематодателите. </text:span></text:p>
        </text:list-item>
        <text:list-item>
          <text:p text:style-name="P65"><text:span text:style-name="T52">Достъп до форум – освен да преглеждат мненията, наематодателите трябва да могат да оставят съобщения и да създават теми във форума.</text:span></text:p>
        </text:list-item>
        <text:list-item>
          <text:p text:style-name="P65"><text:span text:style-name="T52">Оставяне на съобщения – регистрираните потребители могат да оставят коментари на страницата на колелата, които са наемали с информация за колелото и пътуването, което са направили с него.</text:span></text:p>
        </text:list-item>
        <text:list-item>
          <text:p text:style-name="P66"><text:span text:style-name="T59">Кандидатстване за наемодател – наемателите могат да кандидатстват, като кандидатурата им трябва да бъде одобрена от администратор на град. </text:span></text:p>
        </text:list-item>
      </text:list>
      <text:p text:style-name="P64"><text:span text:style-name="T52">2.1.1.2.1 Наемодатели</text:span></text:p>
      <text:list xml:id="list1422702219888905605" text:style-name="L13">
        <text:list-item>
          <text:p text:style-name="P67"><text:soft-page-break/><text:span text:style-name="T59">Одобряване или отхвърляне на заявки за наемане ня тяхно колело</text:span></text:p>
        </text:list-item>
        <text:list-item>
          <text:p text:style-name="P68"><text:span text:style-name="T59">Р</text:span><text:span text:style-name="T52">едактиране на резервации – наемодателят може да променя някаква част от информацията, свързана с заявките към техните колела. Преди взимането на велосипеда, те трябва да дадат информация за точното му местоположение и паролата на катинара.</text:span></text:p>
        </text:list-item>
        <text:list-item>
          <text:p text:style-name="P68"><text:span text:style-name="T59">Д</text:span><text:span text:style-name="T52">обавяне на статии в блога – той се намира на главната страница и е информативен за събития свързани с проекта.</text:span></text:p>
        </text:list-item>
        <text:list-item>
          <text:p text:style-name="P68"><text:span text:style-name="T52">Добавяне на колело – наемодателите могат да добавят нова обява за колело, в която са длъжни да добавят информация за велосипеда.</text:span></text:p>
        </text:list-item>
      </text:list>
      <text:p text:style-name="P69"><text:span text:style-name="T52">2.1.1.3 Администратор на град</text:span></text:p>
      <text:list xml:id="list8659078268190979011" text:style-name="L14">
        <text:list-item>
          <text:p text:style-name="P70"><text:span text:style-name="T52">Промяна на страница на град – избиране на цветова гама, фонт за блога и други модификации, свързани с външния вид на страницата за определен град.</text:span></text:p>
        </text:list-item>
        <text:list-item>
          <text:p text:style-name="P70"><text:span text:style-name="T52">Добавяне на статия в блога</text:span></text:p>
        </text:list-item>
        <text:list-item>
          <text:p text:style-name="P70"><text:span text:style-name="T52">Промяна на резервация</text:span></text:p>
        </text:list-item>
        <text:list-item>
          <text:p text:style-name="P70"><text:span text:style-name="T52">Одобряване на кандидатура за наемодател – това е най-важната функция на администратора на град, защото това позволява добавянето на нови колела в системата. Администраторът трябва да подсигури коректността на кандидатурата и да я одобри или отхвърли.</text:span></text:p>
        </text:list-item>
        <text:list-item>
          <text:p text:style-name="P70"><text:span text:style-name="T52">Премахване на наемодатели – администраторът трябва да може да премахва наемодатели, ако прецени, че такава намеса е нужна</text:span></text:p>
        </text:list-item>
        <text:list-item>
          <text:p text:style-name="P70"><text:span text:style-name="T52">Добавяне на рампи в системата – след одобряване на наемодател, администраторът трявба да добави в системата рампата, на която ще се добавят колела от наемодателя.</text:span></text:p>
        </text:list-item>
      </text:list>
      <text:p text:style-name="P69"><text:span text:style-name="T52">2.1.1.4 Системен администратор</text:span></text:p>
      <text:list xml:id="list832515059003436078" text:style-name="L15">
        <text:list-item>
          <text:p text:style-name="P71"><text:span text:style-name="T52">Добавяне и премахване на администратори на град – сисадмините стоят най-отгоре в йерархията на прокета и трябва да могат да ауторизират лица, които да стоят на чело на град.</text:span></text:p>
        </text:list-item>
        <text:list-item>
          <text:p text:style-name="P71"><text:span text:style-name="T52">Триене и промяна на потребители – администраторът има право да премахва потребители от сисемата, ако се налага.</text:span></text:p>
        </text:list-item>
        <text:list-item>
          <text:p text:style-name="P71"><text:span text:style-name="T52">Достъп до статистика – администраторът трябва да има достъп до информация за обща статистическа информация за сайта – например, брой профили, общ брой дни, в които са запзени колела и всякаква друга информация от подобен вид. </text:span></text:p>
        </text:list-item>
      </text:list>
      <text:h text:style-name="P97" text:outline-level="3"><text:span text:style-name="T52">2.1.</text:span><text:span text:style-name="T56">2</text:span><text:span text:style-name="T52"> </text:span><text:span text:style-name="T56">Нефункционални изисквания</text:span><text:span text:style-name="T25"> </text:span></text:h>
      <text:p text:style-name="P69"><text:span text:style-name="T24">По-важна част от програмистка гледна точка са нефункционалните изисквания към проекта. Те са координирани с желанията на клиена и могат да бъдат разделени на няколко категории:</text:span></text:p>
      <text:list xml:id="list4820703408651790467" text:style-name="L16">
        <text:list-item>
          <text:p text:style-name="P72"><text:soft-page-break/><text:span text:style-name="T24">Използваемост</text:span></text:p>
        </text:list-item>
        <text:list-item>
          <text:p text:style-name="P72"><text:span text:style-name="T24">Надежност</text:span></text:p>
        </text:list-item>
        <text:list-item>
          <text:p text:style-name="P72"><text:span text:style-name="T24">Модулярност</text:span></text:p>
        </text:list-item>
        <text:list-item>
          <text:p text:style-name="P72"><text:span text:style-name="T24">Ефикастност и бързодействие</text:span></text:p>
        </text:list-item>
        <text:list-item>
          <text:p text:style-name="P57"><text:span text:style-name="T26">П</text:span><text:span text:style-name="T24">оддръжка</text:span></text:p>
        </text:list-item>
        <text:list-item>
          <text:p text:style-name="P72"><text:span text:style-name="T24">Сигурност</text:span></text:p>
        </text:list-item>
        <text:list-item>
          <text:p text:style-name="P72"><text:span text:style-name="T24">Скалируемост</text:span></text:p>
        </text:list-item>
      </text:list>
      <text:p text:style-name="P18"/>
      <text:p text:style-name="P10"><text:span text:style-name="T27">2.1.2.1 </text:span><text:span text:style-name="T25">И</text:span><text:span text:style-name="T24">зползваемост:</text:span></text:p>
      <text:list xml:id="list1520406938114564550" text:style-name="L4">
        <text:list-item>
          <text:p text:style-name="P51"><text:span text:style-name="T34">Д</text:span><text:span text:style-name="T31">обре изглеждаш продукт, който се поддър</text:span><text:span text:style-name="T35">ж</text:span><text:span text:style-name="T31">а на </text:span><text:span text:style-name="T35">последните версии на следните</text:span><text:span text:style-name="T31"> браузери</text:span><text:span text:style-name="T35">: Google Chrome, Opera, Mozilla Firefox, Microsoft Edge, To</text:span><text:span text:style-name="T36">r</text:span><text:span text:style-name="T35"> Browser</text:span><text:span text:style-name="T31">.</text:span></text:p>
        </text:list-item>
        <text:list-item>
          <text:p text:style-name="P19">Удобен за поддръжна</text:p>
        </text:list-item>
        <text:list-item>
          <text:p text:style-name="P52">Трябва да изглежда добре нa 4’, 5’, 7-9’, 13-15’ и по-големи от 17’ дисплеи</text:p>
        </text:list-item>
        <text:list-item>
          <text:p text:style-name="P53"><text:span text:style-name="T61">4/</text:span><text:span text:style-name="T60">5 потребителя трябва да </text:span><text:span text:style-name="T62">умеят</text:span><text:span text:style-name="T60"> да запаз</text:span><text:span text:style-name="T62">ват</text:span><text:span text:style-name="T60"> колело в рамките на 5 минути, след като са гледали видеото за “добре дошъл”</text:span></text:p>
        </text:list-item>
        <text:list-item>
          <text:p text:style-name="P54"><text:span text:style-name="T60">Не е нужно инсталирането на допълнителен софтуер</text:span></text:p>
        </text:list-item>
      </text:list>
      <text:p text:style-name="P20"><text:span text:style-name="T65">2.1.2.2 </text:span>Надежност:</text:p>
      <text:list xml:id="list161637539195725" text:continue-numbering="true" text:style-name="L4">
        <text:list-item>
          <text:p text:style-name="P21">Максималното време, в което системата се възстановява трябва да е по-малко от 10 минути.</text:p>
        </text:list-item>
        <text:list-item>
          <text:p text:style-name="P27">Системата не трябва да трябва да офлайн повече от три пъти годишно</text:p>
        </text:list-item>
      </text:list>
      <text:p text:style-name="P55"><text:span text:style-name="T28">2.1.2.3 </text:span><text:span text:style-name="T54">М</text:span><text:span text:style-name="T52">одулярност</text:span></text:p>
      <text:list xml:id="list7204313688597775456" text:style-name="L5">
        <text:list-item>
          <text:p text:style-name="P43">Един град не трябва да зависи от другите градове. Ако сайтът на един град е недостижим, това не трябва да влияе на другите.</text:p>
        </text:list-item>
        <text:list-item>
          <text:p text:style-name="P43">Инсталирането на нова версия не трябва да променя личните настройки и съдържанието на базата данни</text:p>
        </text:list-item>
        <text:list-item>
          <text:p text:style-name="P43">Добавянето на нов град не трябва да афектира другите</text:p>
        </text:list-item>
      </text:list>
      <text:p text:style-name="P58"><text:span text:style-name="T28">2.1.2.4 </text:span><text:span text:style-name="T55">Е</text:span><text:span text:style-name="T52">фикасност и бързодействие</text:span></text:p>
      <text:list xml:id="list4183785701916335191" text:style-name="L6">
        <text:list-item>
          <text:p text:style-name="P44">Времето за отговор на заявка трябва да е 200мс.</text:p>
        </text:list-item>
        <text:list-item>
          <text:p text:style-name="P44">Потребител трябва да може да се регистрира с 5 клика или по-малко</text:p>
        </text:list-item>
        <text:list-item>
          <text:p text:style-name="P44">Потребител трябва да може да запази колело с 10 клика или по-малко</text:p>
        </text:list-item>
      </text:list>
      <text:p text:style-name="P58"><text:span text:style-name="T28">2.1.2.5 </text:span><text:span text:style-name="T55">П</text:span><text:span text:style-name="T52">оддръжка</text:span></text:p>
      <text:list xml:id="list1218156567319274482" text:style-name="L7">
        <text:list-item>
          <text:p text:style-name="P45"><text:soft-page-break/>Кодът трябва да спазва всички стилови изисквания</text:p>
        </text:list-item>
        <text:list-item>
          <text:p text:style-name="P45">Системата трябва да включва unit тестове, които покриват 99% от всеки branch</text:p>
        </text:list-item>
        <text:list-item>
          <text:p text:style-name="P50">Кодът трябва да спазва KISS (keep it simple, stupid)</text:p>
        </text:list-item>
      </text:list>
      <text:p text:style-name="P48"><text:span text:style-name="T37">2.1.2.6 </text:span>Сигурност</text:p>
      <text:list xml:id="list6313792158942650938" text:style-name="L8">
        <text:list-item>
          <text:p text:style-name="P46">Да се използва само криптирана комуникация между клиенти и сървър</text:p>
        </text:list-item>
        <text:list-item>
          <text:p text:style-name="P46">Паролите <text:span text:style-name="T66">и други чувствителни данни </text:span>да се пазят по разумен начин</text:p>
        </text:list-item>
      </text:list>
      <text:p text:style-name="P49"><text:span text:style-name="T37">2.1.2.</text:span><text:span text:style-name="T38">7 </text:span>Скалируемост</text:p>
      <text:list xml:id="list5081704332913599279" text:style-name="L9">
        <text:list-item>
          <text:p text:style-name="P47">Системата да бъде стабилна с 5.000 заявки в секунда</text:p>
        </text:list-item>
        <text:list-item>
          <text:p text:style-name="P56"><text:span text:style-name="T52">Системата да бъде </text:span><text:span text:style-name="T57">стабилна със 100.000 потребители</text:span></text:p>
        </text:list-item>
        <text:list-item>
          <text:p text:style-name="P56"><text:span text:style-name="T57">Системата да бъде стабилна с 500.000 оферти за колела</text:span><text:span text:style-name="T54">Щ</text:span><text:span text:style-name="T58">е е хубаво да сложим и някакви Use-Cases, </text:span></text:p>
        </text:list-item>
      </text:list>
      <text:p text:style-name="P59"><text:span text:style-name="T63">2.2 Анализ и дизайн</text:span></text:p>
      <text:p text:style-name="P73"><text:span text:style-name="T24">Ще разгледаме избора на дизайн, направен въз основа на анализ от гледна точна на съществуващия вече дизайн и от наша.</text:span></text:p>
      <text:p text:style-name="P73"><text:span text:style-name="T24">2.2.1 Реален сайт(bikesurf.org) [</text:span><text:span text:style-name="T29">BKSRF]</text:span></text:p>
      <text:p text:style-name="P74"><text:span text:style-name="T24">2.2.1.1 Преглед на функционалните изисквания</text:span></text:p>
      <text:p text:style-name="P74"><text:span text:style-name="T24"><text:tab/>Сайтът е реализиран като съществуват съответните категории потребители и имат съответните права.</text:span></text:p>
      <text:list xml:id="list4738879372328444772" text:style-name="L17">
        <text:list-item>
          <text:p text:style-name="P75"><text:span text:style-name="T24">Функционални изиксвания към гост.</text:span></text:p>
        </text:list-item>
      </text:list>
      <text:p text:style-name="P74"><text:span text:style-name="T24">Гостът може да избира град, но, поради липса на модуларност, всичко се намира на един сървър, което води до бавни заявки, по-голямо време за отговор и, в случай на проблем, не е предвиден добре рискът. Това означава, че времето за възстановяване на сайта ще е много голямо, а и падането на сървърът означава, че няма да има достъп до нито един град.</text:span></text:p>
      <text:p text:style-name="P74"><text:span text:style-name="T24">Търсачкат ана колела не е динамична и потребителят не може да въвежда критериите си. Информацията за колелата се пази в таблици, които са картинки, което затруднява изключително много госта. По този начин няма нужда от използване на база данни – данните се пазят под пормата на картинки, включително и картата с местоположението на колелата.</text:span></text:p>
      <text:list xml:id="list9002679266162277665" text:style-name="L18">
        <text:list-item>
          <text:p text:style-name="P76"><text:span text:style-name="T24">Функционални изисквания към потребителя</text:span></text:p>
        </text:list-item>
      </text:list>
      <text:p text:style-name="P74"><text:span text:style-name="T24">Резрвацията и комуникацията между потребителите се случва изцяло през имейл адрес, което нарушава функционалното изискване за комуникация през сайта. Това отново означава липса на база данни, защото съобщенията не се съхраняват в базата на сайта.</text:span></text:p>
      <text:list xml:id="list3225046193725071228" text:style-name="L19">
        <text:list-item>
          <text:p text:style-name="P77"><text:soft-page-break/><text:span text:style-name="T24">Админи и сисадмини</text:span></text:p>
        </text:list-item>
      </text:list>
      <text:p text:style-name="P74"><text:span text:style-name="T24">Тук реализацията съвпада с функционалните изисквания.</text:span></text:p>
      <text:p text:style-name="P74"><text:span text:style-name="T24">2.2.1.2 Нефункционални изисквания</text:span></text:p>
      <text:list xml:id="list8677193873544722762" text:style-name="L21">
        <text:list-item>
          <text:p text:style-name="P79"><text:span text:style-name="T24">Използваемост</text:span></text:p>
        </text:list-item>
      </text:list>
      <text:p text:style-name="P78"><text:span text:style-name="T24">Сайтът е тежък и трудно разбираем – стилистично зле оформен, заради твърде много информация, която обърква потребителя. Достъпен е от всички </text:span><text:span text:style-name="T30">браузери</text:span><text:span text:style-name="T24">. За релаизацията на сайта се ползва WordPress.</text:span></text:p>
      <text:p text:style-name="P78"><text:span text:style-name="T24">Сайтът не е удобен за поддръжка, заради избора на технология и фактът, че не е с отворен код.</text:span></text:p>
      <text:p text:style-name="P78"><text:span text:style-name="T24">Сайтът не се поддържа на всички дисплеи, защото не дизайнът му не е скалируем, заради избора на картинки като източник на ифнромация.</text:span></text:p>
      <text:p text:style-name="P78"><text:span text:style-name="T24">Сайтът не изисква използването на допълнителен софтуер.</text:span></text:p>
      <text:list xml:id="list1706766987421946382" text:style-name="L22">
        <text:list-item>
          <text:p text:style-name="P80"><text:span text:style-name="T40">Н</text:span><text:span text:style-name="T39">адеждност</text:span></text:p>
        </text:list-item>
      </text:list>
      <text:p text:style-name="P81"><text:span text:style-name="T39">Сайтът се базира върху един сървър, което означава, че нефункционалното изискване за максимално време за възс</text:span><text:span text:style-name="T41">т</text:span><text:span text:style-name="T39">ановяване е нарушено, тъй като е много по-трудно да се локализира проблемът. Освен това, тъй като не е добре разделен, няма достатъчно разделение и на администраторите, които трябва да оправят проблема. </text:span><text:span text:style-name="T41">Въпреки това, след като бутнахме сайта (с 100 паралелни заявки), той се възстанови за под 10мин</text:span><text:span text:style-name="T42">ути, така че тази част от надеждността е спазена.</text:span></text:p>
      <text:list xml:id="list8987317629761778045" text:style-name="L23">
        <text:list-item>
          <text:p text:style-name="P82"><text:span text:style-name="T39">Модулярност</text:span></text:p>
        </text:list-item>
      </text:list>
      <text:p text:style-name="P81"><text:span text:style-name="T39">Сайтът не е добре модулиран – сайтовете на градовете не са еднакви, защото няма задължителна информация.</text:span></text:p>
      <text:p text:style-name="P81"><text:span text:style-name="T39">Фактът, че са на един сървър значи, че сайтът на всеки един град пряко се влияе от останалите.</text:span></text:p>
      <text:list xml:id="list7328790493212344663" text:style-name="L24">
        <text:list-item>
          <text:p text:style-name="P83"><text:span text:style-name="T39">Ефикасност и бързодействие</text:span></text:p>
        </text:list-item>
      </text:list>
      <text:p text:style-name="P81"><text:span text:style-name="T39">Поради изборът на технология и архитектура, времето за отговор на сайта стига до 2 секунди. Кодът не е отворен и не се знае дали конвенциите за кода са спазени.</text:span></text:p>
      <text:list xml:id="list7679655151373484774" text:style-name="L25">
        <text:list-item>
          <text:p text:style-name="P84"><text:span text:style-name="T39">Поддръжка</text:span></text:p>
        </text:list-item>
      </text:list>
      <text:p text:style-name="P81"><text:span text:style-name="T39">Кодът не е публично достъпен и собственикът отказва кооперация. Точно затова се преминава към създаването на нов проект.</text:span></text:p>
      <text:list xml:id="list5797816666831674118" text:style-name="L26">
        <text:list-item>
          <text:p text:style-name="P85"><text:span text:style-name="T39">Сигурност</text:span></text:p>
        </text:list-item>
      </text:list>
      <text:p text:style-name="P81"><text:span text:style-name="T39">Сайтът не използва https връзка, което означава, че праща логин формата в прав текст. Това нарушава всякакви конвенции за сигурност, тъй като паролите и друга чувствителна информация не са криптирани.</text:span></text:p>
      <text:list xml:id="list3232208154657558635" text:style-name="L27">
        <text:list-item>
          <text:p text:style-name="P86"><text:span text:style-name="T39">Скалируемост</text:span></text:p>
        </text:list-item>
      </text:list>
      <text:p text:style-name="P87"><text:soft-page-break/><text:span text:style-name="T39">С последователни заявки, при 5000 заявки, 50% достъпват сайта с време за отговор 2 секунди, което нарушава желание 200мс, а средното време за отговор е 3 секунди.</text:span></text:p>
      <text:p text:style-name="P87"><text:span text:style-name="T39">При 100 заявки в секунда едновременно, сървърът престава да работи. Времето за достъп надхвърля 15 секунди.</text:span></text:p>
      <text:p text:style-name="P87"><text:span text:style-name="T39">Общият анализ въху текущата реализация на сайта е, че тя не спазва нито функционалните, нито нефункционалните изисквания към системата. Това се дължи на лош избор за технологии и лоша архитектура, като като най-сериозният недостатък на сайта е липсата на модулярност.</text:span></text:p>
      <text:p text:style-name="P26">2.2.2 <text:span text:style-name="T67">Нашият подход.</text:span></text:p>
      <text:p text:style-name="P28">2.2.2.1 Функционални изисквания</text:p>
      <text:p text:style-name="P28">Анализът върху функционалните изисквания наложи нуждата от разделяне на потребителите, като тук нашето решение съвпада с това на оригиналния сайт. Съществуващите роли ще имат различни права на достъп до данните и операциите.</text:p>
      <text:list xml:id="list1969472501042855110" text:style-name="L28">
        <text:list-item>
          <text:p text:style-name="P29">Изисквания към госта</text:p>
        </text:list-item>
      </text:list>
      <text:p text:style-name="P31">Изискванията към госта са спазени като проблемите са решение с наличието на gateway сървър, в който се пазят само регистрациите и от него се пренасочва към различните градове. Фактът, че потребителят трябва да има достъп до филтър и търсачка, навежда към мисълта за използване на база данни. Това подобрява търсенето, свеждайки го до динамично.</text:p>
      <text:list xml:id="list5747549843608778588" text:style-name="L29">
        <text:list-item>
          <text:p text:style-name="P32">Изисквания към потребителя</text:p>
        </text:list-item>
      </text:list>
      <text:p text:style-name="P31">Спазването на функционалните изисквания за разменяне на съобщения при резервация, отново изисква работа с база.</text:p>
      <text:list xml:id="list1507878525946843479" text:style-name="L30">
        <text:list-item>
          <text:p text:style-name="P33">Изисквания към администратори</text:p>
        </text:list-item>
      </text:list>
      <text:p text:style-name="P31">Заради избора на администратори на градове и главни администратори, логично е да има разделение на сървъри. Това означава всеки град да има отделен съвръвр, спазващ обща структура, който да има отделен администратор.</text:p>
      <text:p text:style-name="P30">2.2.2.<text:span text:style-name="T68">2 Нефунцкионални изисквания</text:span></text:p>
      <text:p text:style-name="P31">По-важните от програмистка гледна точка изисквания са нефункционалните. Те подкрепят избора за модулярна архитектура и добавят изисквания към избора на технология.</text:p>
      <text:list xml:id="list1232961606623209452" text:style-name="L31">
        <text:list-item>
          <text:p text:style-name="P34">Използваемост</text:p>
        </text:list-item>
      </text:list>
      <text:p text:style-name="P35">За да работи на всякакви дисплеи, изборът е собствен CSS, което позволява по-голяма гъвкавост при разработката. Също така позлването на Flex и Media queries при дизайна значи, че сайтът ще променя динамично размера си. Така сайтът ще изглежда добре на всякакъв вид дисплеи.</text:p>
      <text:p text:style-name="P35">Не се ползват плъгини, флаш <text:s/>плейър или джава, което значи, че няма нужда от използването на допълнителен софтуер.</text:p>
      <text:list xml:id="list7132352584002934882" text:style-name="L32">
        <text:list-item>
          <text:p text:style-name="P36">Надеждност</text:p>
        </text:list-item>
      </text:list>
      <text:p text:style-name="P37"><text:soft-page-break/>Тестовете на системата означават, че има по-малка възможнст за падане на съврвъра поради програмистка грешка.</text:p>
      <text:p text:style-name="P37">Изборът на технология е Ruby и използването на rack. Това означава, че заявките се обработват в отделни нишки и по този начин зависването на една, няма да прекъсне останалите.</text:p>
      <text:list xml:id="list7436252998269254882" text:style-name="L33">
        <text:list-item>
          <text:p text:style-name="P38">Модулярност</text:p>
        </text:list-item>
      </text:list>
      <text:p text:style-name="P37">Заради изискванията от клиента, най-удобно ще е системата да бъде разбита на отделни сървъри – по един за всеки град и един gateway сървър. По този начин добавянето и махането на градове няма да зависи от другите сайтове и да ги афектира по никакъв начин.</text:p>
      <text:list xml:id="list6163846425081385794" text:style-name="L34">
        <text:list-item>
          <text:p text:style-name="P39">Ефективност и бързодействие.</text:p>
        </text:list-item>
      </text:list>
      <text:p text:style-name="P37">Дизайнът на сайта позволява бързия достъп до важна информация, заради наличието на странично и горно меню. </text:p>
      <text:p text:style-name="P37">Времето за отговор на заявка е между 100 и 200 милисекунди, заради изборът на Ruby, Rack и Sinatra.</text:p>
      <text:list xml:id="list5307687610606820005" text:style-name="L35">
        <text:list-item>
          <text:p text:style-name="P40">Поддръжка.</text:p>
        </text:list-item>
      </text:list>
      <text:p text:style-name="P37">За лесна поддръжка трябва да се спазват стандартите в Ruby, а иммено – не повече от 80 символа на ред, не повече от 20 реда на метод и 80 реда в клас. Спазването се подсигурява с gem-а rubocop. </text:p>
      <text:p text:style-name="P37">Системата се тества с unit тестове, които се извикват при всяка промяна в кода.</text:p>
      <text:p text:style-name="P37">Системата е добре планираната, заради своята модулярност и не позволява повтаряне на излишна информация. Също така базата данни е нормализирана и в нея не се пазят картинки, например.</text:p>
      <text:list xml:id="list600072727692387661" text:style-name="L36">
        <text:list-item>
          <text:p text:style-name="P41">Сигурност</text:p>
        </text:list-item>
      </text:list>
      <text:p text:style-name="P37">Паролите се хешират и не се позволява достъп до чувствителни данни (като местоположение на велосипед) за потребители без съответни права.</text:p>
      <text:p text:style-name="P37">Приложението се достъпва през rack интерфейс и пред него може да стои криптиращ сървър, който праща вече криптирани данни до нашето приложение.</text:p>
      <text:list xml:id="list7674023015944648335" text:style-name="L37">
        <text:list-item>
          <text:p text:style-name="P42">Скалируемост</text:p>
        </text:list-item>
      </text:list>
      <text:p text:style-name="P37">Отново поради изборът на Ruby и rack, системата се държи добре при много заявки. Освен това, тъй като данните са разпределени между сървърите на различните градове, няма пренатрупване на данни, което позвоялва поддържането на много потребители. Фактът, че трябва да се пазят картинки за всяко от 500000 колела, навежда на мисълта, че те не трябва директно да се съхраняват в базата данни, а да се пази път до физическите картинки, които сървърът пред приложението ни директно достъпва.</text:p>
      <text:p text:style-name="P22"/>
      <text:p text:style-name="P25"/>
      <text:p text:style-name="P22"><text:soft-page-break/></text:p>
      <text:h text:style-name="P89" text:outline-level="2">2.3 Архитектура</text:h>
      <text:p text:style-name="P8"><text:span text:style-name="T31">Това ще е най-дълго. Биров иска сравнителна архитектура. Тоест, трябва да си измислим някаква архитектура в картинки за текущия сайт. След това трябва да </text:span><text:span text:style-name="T32">измислим нашата архитектура. (Т.е. описване на ntier client-server).</text:span></text:p>
      <text:p text:style-name="P9"><text:span text:style-name="T31">Тук трябва да се сложи и обясни C&amp;C диаграмат</text:span><text:span text:style-name="T33">а. Ще е хубаво да се проучи някой език за описание на архитектури като ADL. </text:span></text:p>
      <text:p text:style-name="P24">2.<text:span text:style-name="T64">3</text:span>.<text:span text:style-name="T64">2</text:span> Текуща архитектура.</text:p>
      <text:p text:style-name="P26">Описание на текущата архитектура.</text:p>
      <text:p text:style-name="P24">C&amp;C диаграма </text:p>
      <text:p text:style-name="P26">Предимства;</text:p>
      <text:p text:style-name="P26">Недостатъци</text:p>
      <text:p text:style-name="P26"/>
      <text:p text:style-name="P26">2.3.2 Нашата представа за проекта.</text:p>
      <text:p text:style-name="P26">Описание на архитектурата</text:p>
      <text:p text:style-name="P26">C&amp;C диагарама</text:p>
      <text:p text:style-name="P26">Недостатъци</text:p>
      <text:h text:style-name="P95" text:outline-level="1">3. Реализация</text:h>
      <text:p text:style-name="P23">Тук едва ли ще се задължава мног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Cambria" svg:font-family="Cambria"/>
    <style:font-face style:name="Lohit Devanagari1" svg:font-family="'Lohit Devanagari'"/>
    <style:font-face style:name="arial" svg:font-family="arial, sans-serif"/>
    <style:font-face style:name="sans-serif" svg:font-family="sans-serif"/>
    <style:font-face style:name="Cambria1" svg:font-family="Cambria" style:font-family-generic="roman"/>
    <style:font-face style:name="Calibri1" svg:font-family="Calibri" style:font-family-generic="swiss"/>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Adobe Blank" style:font-family-asian="'Adobe Blan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nos" fo:font-family="Tinos" style:font-family-generic="roman" style:font-pitch="variable" fo:font-size="24pt" fo:font-weight="bold" style:font-name-asian="Adobe Blank" style:font-family-asian="'Adobe Blan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nos" fo:font-family="Tinos" style:font-family-generic="roman" style:font-pitch="variable" fo:font-size="18pt" fo:font-weight="bold" style:font-name-asian="Adobe Blank" style:font-family-asian="'Adobe Blan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Cambria1" fo:font-family="Cambria" style:font-family-generic="roman"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2:00:52.085877131</meta:creation-date>
    <dc:date>2017-02-13T16:16:35.959183046</dc:date>
    <meta:editing-duration>PT13H2M2S</meta:editing-duration>
    <meta:editing-cycles>49</meta:editing-cycles>
    <meta:generator>LibreOffice/5.2.5.1$Linux_X86_64 LibreOffice_project/20m0$Build-1</meta:generator>
    <meta:document-statistic meta:table-count="0" meta:image-count="0" meta:object-count="0" meta:page-count="11" meta:paragraph-count="183" meta:word-count="3155" meta:character-count="20178" meta:non-whitespace-character-count="17215"/>
  </office:meta>
</office:document-meta>
</file>